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Web" svg:font-family="LatoWeb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se McWhirt</text:p>
      <text:p text:style-name="P1">CS 362</text:p>
      <text:p text:style-name="P1">January 14<text:span text:style-name="T1">th</text:span>, 2018</text:p>
      <text:p text:style-name="P1">Word Count: Mac DeMarco</text:p>
      <text:p text:style-name="P2">Assignment 1</text:p>
      <text:p text:style-name="P4">Program Description:</text:p>
      <text:p text:style-name="P3">class Appt:</text:p>
      <text:p text:style-name="P1"><text:span text:style-name="T3"><text:tab/></text:span>public Appt(</text:p>
      <text:p text:style-name="P1"><text:tab/><text:tab/>int startHour, int startMinute, int startDay, int startMonth, int startYear,</text:p>
      <text:p text:style-name="P1"><text:tab/><text:tab/>String title, String description</text:p>
      <text:p text:style-name="P1"><text:tab/>) # the constructor of the class Appt.</text:p>
      <text:p text:style-name="P1"><text:tab/><text:tab/><text:span text:style-name="T4">Precondition:<text:tab/><text:tab/></text:span><text:span text:style-name="T2">All parameters must be not NULL.</text:span></text:p>
      <text:p text:style-name="P1"><text:tab/><text:tab/><text:span text:style-name="T4">Postcondition:<text:tab/></text:span><text:span text:style-name="T2">Parameters will be set as class variables, recurringDays will be</text:span></text:p>
      <text:p text:style-name="P1"><text:span text:style-name="T2"><text:tab/><text:tab/><text:tab/><text:tab/><text:tab/><text:tab/>initialized to 0, <text:s/>and valid will be set.</text:span></text:p>
      <text:p text:style-name="P1"/>
      <text:p text:style-name="P1"><text:tab/>IsValid(</text:p>
      <text:p text:style-name="P1"><text:tab/>) # this private method sets valid to true if preconditions are met and false if they aren't.</text:p>
      <text:p text:style-name="P1"><text:tab/><text:tab/><text:span text:style-name="T4">Precondition:</text:span><text:span text:style-name="T2"><text:tab/><text:tab/>(0 &lt;= startHour &lt;= 23) and (0 &lt;= startMinute &lt;= 59) and</text:span></text:p>
      <text:p text:style-name="P1"><text:span text:style-name="T2"><text:tab/><text:tab/><text:tab/><text:tab/><text:tab/>(1 &lt;= startDay &lt;= NumDaysInMonth) and</text:span></text:p>
      <text:p text:style-name="P1"><text:span text:style-name="T2"><text:tab/><text:tab/><text:tab/><text:tab/><text:tab/>(1 &lt;= startMonth &lt;= 12</text:span></text:p>
      <text:p text:style-name="P1"><text:tab/><text:tab/><text:span text:style-name="T4">Postcondition:<text:tab/></text:span><text:span text:style-name="T2">valid = true</text:span></text:p>
      <text:p text:style-name="P1"/>
      <text:p text:style-name="P1"><text:tab/>setRecurrence(</text:p>
      <text:p text:style-name="P1"><text:tab/><text:tab/>int[] recurDays, int recurBy, int recurIncrement, int recurNumber</text:p>
      <text:p text:style-name="P1"><text:tab/>) # this public method sets the rest of class variables to parameters.</text:p>
      <text:p text:style-name="P1"><text:tab/><text:tab/><text:span text:style-name="T4">Precondition:</text:span><text:span text:style-name="T2"><text:tab/><text:tab/>Parameters should be set to non NULL values.</text:span></text:p>
      <text:p text:style-name="P1"><text:tab/><text:tab/><text:span text:style-name="T4">Postcondition:</text:span><text:span text:style-name="T2"><text:tab/>Class variables related to parameters will be set to parameters.</text:span></text:p>
      <text:p text:style-name="P1"/>
      <text:p text:style-name="P1"><text:tab/>setRecurDays(</text:p>
      <text:p text:style-name="P1"><text:tab/><text:tab/>int[] recurDays</text:p>
      <text:p text:style-name="P1"><text:tab/>) # this private method sets recurDays to parameter or initializes a blank int array and sets</text:p>
      <text:p text:style-name="P1"><text:tab/><text:tab/>recurDays to it if the parameter is NULL.</text:p>
      <text:p text:style-name="P1"><text:tab/><text:tab/><text:span text:style-name="T4">Precondition:</text:span><text:span text:style-name="T2"><text:tab/><text:tab/>recurDays should be set, but can be set to NULL.</text:span></text:p>
      <text:p text:style-name="P1"><text:span text:style-name="T4"><text:tab/><text:tab/>Postcondition:</text:span><text:span text:style-name="T2"><text:tab/>Class variable recurDays set to parameter or fresh int array is</text:span></text:p>
      <text:p text:style-name="P1"><text:span text:style-name="T2"><text:tab/><text:tab/><text:tab/><text:tab/><text:tab/>initialized to 0 and set to class variable recurDays.</text:span></text:p>
      <text:p text:style-name="P1"><text:span text:style-name="T4"/></text:p>
      <text:p text:style-name="P3">class CalDay:</text:p>
      <text:p text:style-name="P1"><text:tab/>public CalDay(</text:p>
      <text:p text:style-name="P1"><text:tab/><text:tab/>GregorianCalendar cal</text:p>
      <text:p text:style-name="P1"><text:tab/>) # the constructor of the class CalDay.</text:p>
      <text:p text:style-name="P1"><text:tab/><text:tab/><text:span text:style-name="T4">Precondition:</text:span><text:span text:style-name="T2"><text:tab/><text:tab/>GregorianCalendar must be non NULL.</text:span></text:p>
      <text:p text:style-name="P1"><text:span text:style-name="T4"><text:tab/><text:tab/>Postcondition:</text:span><text:span text:style-name="T2"><text:tab/>Day, Month, and Year class variables are set based on input</text:span></text:p>
      <text:p text:style-name="P1"><text:span text:style-name="T2"><text:tab/><text:tab/><text:tab/><text:tab/><text:tab/>parameter. Appts is set to a new LinkedList. Valid is set to true.</text:span></text:p>
      <text:p text:style-name="P1"/>
      <text:p text:style-name="P1"><text:tab/>AddAppt(</text:p>
      <text:p text:style-name="P1"><text:tab/><text:tab/>Appt appt</text:p>
      <text:p text:style-name="P1"><text:tab/>) # the public method</text:p>
      <text:p text:style-name="P1"><text:tab/><text:tab/><text:span text:style-name="T4">Precondition:</text:span><text:span text:style-name="T2"><text:tab/><text:tab/></text:span></text:p>
      <text:p text:style-name="P1"><text:span text:style-name="T4"><text:tab/><text:tab/>Postcondition:</text:span><text:span text:style-name="T2"><text:tab/></text:span></text:p>
      <text:p text:style-name="P1"/>
      <text:p text:style-name="P1"><text:tab/>setAppts(...) # the private method</text:p>
      <text:p text:style-name="P1"><text:tab/><text:tab/><text:span text:style-name="T4">Precondition:</text:span><text:span text:style-name="T2"><text:tab/><text:tab/></text:span></text:p>
      <text:p text:style-name="P1"><text:soft-page-break/><text:span text:style-name="T4"><text:tab/><text:tab/>Postcondition:</text:span><text:span text:style-name="T2"><text:tab/></text:span></text:p>
      <text:p text:style-name="P1"><text:span text:style-name="T4"/></text:p>
      <text:p text:style-name="P3">class CalendarUtil:</text:p>
      <text:p text:style-name="P1"><text:span text:style-name="T3"><text:tab/></text:span>NumDaysInMonth(...) # the public method</text:p>
      <text:p text:style-name="P1"><text:tab/><text:tab/><text:span text:style-name="T4">Precondition:<text:tab/><text:tab/></text:span>(year &gt; 0) and (1 &lt;= month &lt;= 12)</text:p>
      <text:p text:style-name="P1"><text:tab/><text:tab/><text:span text:style-name="T4">Postcondition:<text:tab/></text:span>returns the number of days in the specified month and year</text:p>
      <text:p text:style-name="P1"/>
      <text:p text:style-name="P1"><text:tab/>IsLeapYear((...) # the public method</text:p>
      <text:p text:style-name="P1"><text:tab/><text:tab/><text:span text:style-name="T4">Precondition:</text:span><text:span text:style-name="T2"><text:tab/><text:tab/></text:span></text:p>
      <text:p text:style-name="P1"><text:span text:style-name="T4"><text:tab/><text:tab/>Postcondition:</text:span><text:span text:style-name="T2"><text:tab/></text:span></text:p>
      <text:p text:style-name="P5"/>
      <text:p text:style-name="P3">class TimeTable:</text:p>
      <text:p text:style-name="P1"><text:tab/>getApptRange(...) # the public method</text:p>
      <text:p text:style-name="P1"><text:tab/><text:tab/><text:span text:style-name="T4">Precondition:</text:span><text:span text:style-name="T2"><text:tab/><text:tab/></text:span></text:p>
      <text:p text:style-name="P5"><text:span text:style-name="T4"><text:tab/><text:tab/>Postcondition:</text:span><text:span text:style-name="T2"><text:tab/></text:span></text:p>
      <text:p text:style-name="P1"/>
      <text:p text:style-name="P1"><text:tab/>getApptOccurences(...) # the private method</text:p>
      <text:p text:style-name="P1"><text:tab/><text:tab/><text:span text:style-name="T4">Precondition:</text:span><text:span text:style-name="T2"><text:tab/><text:tab/></text:span></text:p>
      <text:p text:style-name="P1"><text:span text:style-name="T4"><text:tab/><text:tab/>Postcondition:</text:span><text:span text:style-name="T2"><text:tab/></text:span></text:p>
      <text:p text:style-name="P1"/>
      <text:p text:style-name="P1"><text:tab/>getNextApptOccurrence(...) # the private method</text:p>
      <text:p text:style-name="P1"><text:tab/><text:tab/><text:span text:style-name="T4">Precondition:</text:span><text:span text:style-name="T2"><text:tab/><text:tab/></text:span></text:p>
      <text:p text:style-name="P1"><text:span text:style-name="T2"><text:tab/><text:tab/></text:span><text:span text:style-name="T4">Postcondition:</text:span><text:span text:style-name="T2"><text:tab/></text:span></text:p>
      <text:p text:style-name="P1"><text:span text:style-name="T2"/></text:p>
      <text:p text:style-name="P6">Calendar Stats:</text:p>
      <text:p text:style-name="P6"><text:span text:style-name="T2">SLOC (number of lines of code): 411</text:span></text:p>
      <text:p text:style-name="P6"><text:span text:style-name="T2">Number of methods (public and private): 56</text:span></text:p>
      <text:p text:style-name="P1"><text:span text:style-name="T2">Number of classes: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Web" svg:font-family="LatoWeb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2M30S</meta:editing-duration>
    <meta:editing-cycles>65</meta:editing-cycles>
    <meta:generator>OpenOffice/4.1.2$Win32 OpenOffice.org_project/412m3$Build-9782</meta:generator>
    <dc:date>2018-01-14T17:26:55.93</dc:date>
    <meta:document-statistic meta:table-count="0" meta:image-count="0" meta:object-count="0" meta:page-count="2" meta:paragraph-count="68" meta:word-count="357" meta:character-count="2434"/>
    <meta:user-defined meta:name="Info 1"/>
    <meta:user-defined meta:name="Info 2"/>
    <meta:user-defined meta:name="Info 3"/>
    <meta:user-defined meta:name="Info 4"/>
  </office:meta>
</office:document-meta>
</file>